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page" style:writing-mode="lr-tb"/>
    </style:style>
    <style:style style:name="P4" style:family="paragraph" style:parent-style-name="Standard">
      <style:paragraph-properties fo:line-height="115%" fo:break-before="auto" fo:break-after="auto" style:writing-mode="lr-tb"/>
    </style:style>
    <style:style style:name="P5" style:family="paragraph" style:parent-style-name="Standard" style:master-pag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reak-before="auto" fo:break-after="auto" style:writing-mode="lr-tb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officeooo:rsid="0007cd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<text:span text:style-name="T1">Convertir los "dss_" a "XXX_series.txt":</text:span></text:p>
      <text:p text:style-name="P2"/>
      <text:p text:style-name="P1"><text:span text:style-name="T1">1ro. </text:span>Copiar todos los html a un directorio más “simple”</text:p>
      <text:p text:style-name="P1">cp ~/html_scrap/Cordoba/UnidadesCartograficas\ y\ Series/Hoja3163-14\ CañadadeLuque\ y\ Hoja3163-8\ SanJosedelaDormida/dss_* /home/gvieytes/html_scrap/htmls/3-rioprimero/dss</text:p>
      <text:p text:style-name="P1"/>
      <text:p text:style-name="P1">2do. Desde el directorio que tiene los html, convertir los html a csv</text:p>
      <text:p text:style-name="P1">cd /home/gvieytes/html_scrap/htmls/3-rioprimero/dss</text:p>
      <text:p text:style-name="P1">for i in `(ls dss_*)`; do table2csv http://localhost/htmls/3-rioprimero/dss/${i} &gt; ../psv/${i}; done</text:p>
      <text:p text:style-name="P1"/>
      <text:p text:style-name="P4">3r<text:span text:style-name="T1">o. </text:span>Cambiar las extensiones de html a psv</text:p>
      <text:p text:style-name="P4">cd ../psv</text:p>
      <text:p text:style-name="P4">rename 's/.htm$/.psv/' *.htm</text:p>
      <text:p text:style-name="P4">rename 's/.html$/.psv/' *.html</text:p>
      <text:p text:style-name="P4"/>
      <text:p text:style-name="P4">4to. Hacer backup</text:p>
      <text:p text:style-name="P4">tar -cvzf 3-rioprimero_psv_bkp.tgz psv/</text:p>
      <text:p text:style-name="P4"/>
      <text:p text:style-name="P1">5<text:span text:style-name="T1">to. </text:span>Normalizar todo con el vim, comparando el psv contra el html</text:p>
      <text:p text:style-name="P1">vim -p file1 file2 file3 file4</text:p>
      <text:p text:style-name="P1">OJO, en caso del caracter “^M”, reemplazarlo con nada pero, para crear el caracter, usar “CTRL-V” y luego “CTRL-M”</text:p>
      <text:p text:style-name="P1">%s/^M//g</text:p>
      <text:p text:style-name="P1"/>
      <text:p text:style-name="P4">6to. Corregir los espacios repetidos</text:p>
      <text:p text:style-name="P4">for i in `(ls dss_*.psv)`; do tr -s " " &lt; ${i} &gt; ${i}2; mv ${i}2 ${i}; done</text:p>
      <text:p text:style-name="P4"/>
      <text:p text:style-name="P1">7mo. Hacer nuevo backup</text:p>
      <text:p text:style-name="P1">tar -cvzf 3-rioprimero_psv_normalizado-bkp.tgz psv/</text:p>
      <text:p text:style-name="P1"/>
      <text:p text:style-name="P1">8v<text:span text:style-name="T1">o. Reemplazar el primer "pipe" ("|") con "dos puntos" (": ")</text:span></text:p>
      <text:p text:style-name="P1"><text:span text:style-name="T1">sed -i 's/|/: /' *.psv</text:span></text:p>
      <text:p text:style-name="P1"/>
      <text:p text:style-name="P1">9n<text:span text:style-name="T1">o. Quitar el espacio antes de los ":"</text:span></text:p>
      <text:p text:style-name="P1"><text:span text:style-name="T1">sed -i 's/ :/:/' *.psv</text:span></text:p>
      <text:p text:style-name="P1"/>
      <text:p text:style-name="P1">10m<text:span text:style-name="T1">o. Reemplazar "HORIZONTE" por "NOMBRE(S)........"</text:span></text:p>
      <text:p text:style-name="P1"><text:span text:style-name="T1">sed -i 's/^HORIZONTE/NOMBRE(S)......../' *.psv</text:span></text:p>
      <text:p text:style-name="P1">ojo, verificar minusculas/masyusculas</text:p>
      <text:p text:style-name="P1">sed -i 's/^Horizonte/NOMBRE(S)......../' *.psv</text:p>
      <text:p text:style-name="P1">en algunos casos es “Perfil”</text:p>
      <text:p text:style-name="P1">sed -i 's/^Perfil/NOMBRE(S)......../' *.psv</text:p>
      <text:p text:style-name="P6"/>
      <text:p text:style-name="P1">11v<text:span text:style-name="T1">o. Agregar "HORIZONTE-&gt;" a todas las lineas en cada archivo</text:span></text:p>
      <text:p text:style-name="P1"><text:span text:style-name="T1">sed -i 's/^/HORIZONTE-&gt;/' *.psv</text:span></text:p>
      <text:p text:style-name="P1"><text:soft-page-break/></text:p>
      <text:p text:style-name="P1"><text:span text:style-name="T1">1</text:span>2v<text:span text:style-name="T1">o. Agregar las lineas del principio</text:span></text:p>
      <text:p text:style-name="P1"><text:span text:style-name="T1">sed -i 's/HORIZONTE-&gt;NOMBRE(S)......../--------------------------------------------------------------------------------------------------------------------------------------------------------------\</text:span></text:p>
      <text:p text:style-name="P1"><text:span text:style-name="T1">ID..........................: </text:span>7<text:span text:style-name="T1">\</text:span></text:p>
      <text:p text:style-name="P1"><text:span text:style-name="T1">CLASIFICACION...............: FALTA!\</text:span></text:p>
      <text:p text:style-name="P1"><text:span text:style-name="T1">SERIE.......................: FALTA!\</text:span></text:p>
      <text:p text:style-name="P1"><text:span text:style-name="T1">UBICACION...................: FALTA!\</text:span></text:p>
      <text:p text:style-name="P1"><text:span text:style-name="T1">PROVINCIA...................: CORDOBA\</text:span></text:p>
      <text:p text:style-name="P1"><text:span text:style-name="T1">LATITUD.....................: FALTA!\</text:span></text:p>
      <text:p text:style-name="P1"><text:span text:style-name="T1">LONGITUD....................: FALTA!\</text:span></text:p>
      <text:p text:style-name="P1"><text:span text:style-name="T1">ALTITUD.....................: FALTA!\</text:span></text:p>
      <text:p text:style-name="P1"><text:span text:style-name="T1">PENDIENTE...................: FALTA!\</text:span></text:p>
      <text:p text:style-name="P1"><text:span text:style-name="T1">DRENAJE.....................: FALTA!\</text:span></text:p>
      <text:p text:style-name="P1"><text:span text:style-name="T1">ESCURRIMIENTO...............: FALTA!\</text:span></text:p>
      <text:p text:style-name="P1"><text:span text:style-name="T1">PERMEABILIDAD...............: FALTA!\</text:span></text:p>
      <text:p text:style-name="P1"><text:span text:style-name="T1">TIPO DE SUELO...............: FALTA!\</text:span></text:p>
      <text:p text:style-name="P1"><text:span text:style-name="T1">COLOR ......................: FALTA!\</text:span></text:p>
      <text:p text:style-name="P1"><text:span text:style-name="T1">HORIZONTE-&gt;NOMBRE(S)......../' *.psv</text:span></text:p>
      <text:p text:style-name="P1"/>
      <text:p text:style-name="P1"><text:span text:style-name="T1">1</text:span>3<text:span text:style-name="T1">vo. Agregar el nombre del archivo a todas las lineas</text:span></text:p>
      <text:p text:style-name="P1"><text:span text:style-name="T1">awk '{print FILENAME,"-&gt;&gt; " $0}' *.psv &gt; jesusMaria-Avellaneda_series.txt</text:span></text:p>
      <text:p text:style-name="P1"/>
      <text:p text:style-name="P1"><text:span text:style-name="T1">1</text:span>4<text:span text:style-name="T1">vo. Borrar el nombre del archivo de las lineas divisorias</text:span></text:p>
      <text:p text:style-name="P1"><text:span text:style-name="T1">sed -i <text:s/>'s/.*--------------------------------------------------------------------------------------------------------------------------------------------------------------/--------------------------------------------------------------------------------------------------------------------------------------------------------------/' jesusMaria-Avellaneda_series.txt</text:span></text:p>
      <text:p text:style-name="P2"/>
      <text:p text:style-name="P1">15vo. Modificar la numeración</text:p>
      <text:p text:style-name="P1">perl -pi -e 's/ID..........................: 3/$&amp; . ++$n{$ARGV}/ge' canadadeLuque_y_sanJosedelaDormida_series.txt</text:p>
      <text:p text:style-name="P1"/>
      <text:p text:style-name="P8">16vo. Completar a mano todos los campos que faltan <text:s/><text:span text:style-name="T2">VOY POR ACA</text:span></text:p>
      <text:p text:style-name="P8">vim canadadeLuque_y_sanJosedelaDormida_series.txt</text:p>
      <text:p text:style-name="P1"/>
      <text:p text:style-name="P1">17mo. Chequear que todo esté correcto</text:p>
      <text:p text:style-name="P1">grep "FALTA!" berrotaran_series.txt | egrep -v "PENDIENTE|DRENAJE|ESCURRIMIENTO|PERMEABILIDAD"</text:p>
      <text:p text:style-name="P3">FORMA VIEJA DE ARMAR LOS PSV</text:p>
      <text:p text:style-name="P1"/>
      <text:p text:style-name="P4">1ro. Copiar "a mano" cada una de las tablas desde la web a "libre office calc" en hojas distintas</text:p>
      <text:p text:style-name="P4"/>
      <text:p text:style-name="P4">2do. Normalizar todo</text:p>
      <text:p text:style-name="P4"/>
      <text:p text:style-name="P4">3ro. Guardar cada hoja como CSV pero usando "|" como separador</text:p>
      <text:p text:style-name="P4"/>
      <text:p text:style-name="P4">4to. Renombrar todas las extensiones de "CSV" a "PSV"</text:p>
      <text:p text:style-name="P4">rename 's/.csv$/.psv/' *.csv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dc:creator>gvieytes </dc:creator>
    <meta:editing-cycles>2</meta:editing-cycles>
    <dc:date>2014-12-12T16:50:07.954881182</dc:date>
    <meta:editing-duration>P0D</meta:editing-duration>
    <meta:document-statistic meta:table-count="0" meta:image-count="0" meta:object-count="0" meta:page-count="3" meta:paragraph-count="65" meta:word-count="377" meta:character-count="3555" meta:non-whitespace-character-count="3244"/>
  </office:meta>
</office:document-meta>
</file>